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951" officeooo:paragraph-rsid="000b2951"/>
    </style:style>
    <style:style style:name="P2" style:family="paragraph" style:parent-style-name="Standard">
      <style:text-properties officeooo:rsid="000b2951" officeooo:paragraph-rsid="000b2951"/>
    </style:style>
    <style:style style:name="P3" style:family="paragraph" style:parent-style-name="Standard">
      <style:text-properties officeooo:rsid="000b2951" officeooo:paragraph-rsid="001c52e1"/>
    </style:style>
    <style:style style:name="P4" style:family="paragraph" style:parent-style-name="Standard">
      <style:text-properties officeooo:rsid="001a838b" officeooo:paragraph-rsid="001a838b"/>
    </style:style>
    <style:style style:name="P5" style:family="paragraph" style:parent-style-name="Standard">
      <style:text-properties officeooo:rsid="001a838b" officeooo:paragraph-rsid="001c6474"/>
    </style:style>
    <style:style style:name="P6" style:family="paragraph" style:parent-style-name="Standard">
      <style:text-properties officeooo:rsid="001a838b" officeooo:paragraph-rsid="001d464d"/>
    </style:style>
    <style:style style:name="T1" style:family="text">
      <style:text-properties officeooo:rsid="000db2af"/>
    </style:style>
    <style:style style:name="T2" style:family="text">
      <style:text-properties officeooo:rsid="001063b1"/>
    </style:style>
    <style:style style:name="T3" style:family="text">
      <style:text-properties officeooo:rsid="00143c70"/>
    </style:style>
    <style:style style:name="T4" style:family="text">
      <style:text-properties officeooo:rsid="001bf8af"/>
    </style:style>
    <style:style style:name="T5" style:family="text">
      <style:text-properties officeooo:rsid="001c6474"/>
    </style:style>
    <style:style style:name="T6" style:family="text">
      <style:text-properties officeooo:rsid="001d4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1：</text:p>
      <text:p text:style-name="P1"><text:tab/><text:span text:style-name="T1">1 <text:s/></text:span>应用程序从哪开始执行？</text:p>
      <text:p text:style-name="P1"><text:tab/><text:span text:style-name="T1">2 <text:s/></text:span>在main函数之前执行了哪些操作？在main函数之前可以执行其他的函数吗？</text:p>
      <text:p text:style-name="P1"><text:tab/><text:span text:style-name="T1">3 <text:s/></text:span>程序可不可以没有main函数？</text:p>
      <text:p text:style-name="P1"><text:tab/><text:span text:style-name="T1">4 <text:s/>可执行程序的格式</text:span></text:p>
      <text:p text:style-name="P1"><text:tab/><text:span text:style-name="T1">5 <text:s/>程序的编译链接过程</text:span></text:p>
      <text:p text:style-name="P1"><text:tab/><text:span text:style-name="T2">6 <text:s/>x86系统的执行过程（程序从哪开始执行第一条指令，我们编写的代码放在哪，如何执行我们的程序）</text:span></text:p>
      <text:p text:style-name="P1"><text:tab/><text:span text:style-name="T3">7 <text:s/>x86启动代码演示 <text:s/></text:span></text:p>
      <text:p text:style-name="P6"><text:span text:style-name="T5"><text:tab/>8 <text:s/>DOS磁盘分区格式，FAT32文件系统</text:span></text:p>
      <text:p text:style-name="P3"><text:tab/><text:span text:style-name="T6">9 <text:s/>x86汇编指令介绍，寄存器介绍</text:span></text:p>
      <text:p text:style-name="P4">LESSON 2：</text:p>
      <text:p text:style-name="P4"><text:tab/>1 <text:s/><text:span text:style-name="T4">Makefile 介绍</text:span></text:p>
      <text:p text:style-name="P5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37:49.820303196</meta:creation-date>
    <meta:generator>LibreOffice/5.1.4.2$Linux_X86_64 LibreOffice_project/10m0$Build-2</meta:generator>
    <dc:date>2016-11-14T10:51:13.709226194</dc:date>
    <meta:editing-duration>PT12M6S</meta:editing-duration>
    <meta:editing-cycles>13</meta:editing-cycles>
    <meta:document-statistic meta:table-count="0" meta:image-count="0" meta:object-count="0" meta:page-count="1" meta:paragraph-count="15" meta:word-count="167" meta:character-count="243" meta:non-whitespace-character-count="205"/>
  </office:meta>
</office:document-meta>
</file>